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6f1f" officeooo:paragraph-rsid="00116f1f"/>
    </style:style>
    <style:style style:name="P2" style:family="paragraph" style:parent-style-name="Standard">
      <style:text-properties officeooo:rsid="00116f1f" officeooo:paragraph-rsid="00116f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2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ssages</text:span>:</text:p>
      <text:p text:style-name="P1">- create MessageName.msg in package/msg</text:p>
      <text:p text:style-name="P1">- with header. for exp:</text:p>
      <text:p text:style-name="P1"><text:tab/>Header header</text:p>
      <text:p text:style-name="P1"><text:tab/>float64 data</text:p>
      <text:p text:style-name="P1">- <text:span text:style-name="T2">wie im Inet: CmakeList und package.xml anpassen für MessageGeneration (mit Abhängigkeiten, wie z.B. std_msg)</text:span></text:p>
      <text:p text:style-name="P1">- catkin build → catkin_ws/devel/include/package_name/MessageName.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16:15:26.749412302</meta:creation-date>
    <dc:date>2021-06-24T16:21:08.451804140</dc:date>
    <meta:editing-duration>PT4M1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5" meta:character-count="275" meta:non-whitespace-character-count="245"/>
  </office:meta>
</office:document-meta>
</file>